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10c0fd" officeooo:paragraph-rsid="0010c0fd"/>
    </style:style>
    <style:style style:name="T1" style:family="text">
      <style:text-properties officeooo:rsid="0011e0aa"/>
    </style:style>
    <style:style style:name="T2" style:family="text">
      <style:text-properties officeooo:rsid="0012d1c8"/>
    </style:style>
    <style:style style:name="T3" style:family="text">
      <style:text-properties fo:font-style="italic" officeooo:rsid="00142399" style:font-style-asian="italic" style:font-style-complex="italic"/>
    </style:style>
    <style:style style:name="T4" style:family="text">
      <style:text-properties fo:font-style="normal" officeooo:rsid="00142399"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GS200</text:p>
      <text:p text:style-name="P1">Persepolis II</text:p>
      <text:p text:style-name="P1"/>
      <text:p text:style-name="P1"><text:tab/><text:span text:style-name="T1">Marj's time in Vienna is oddly split between experiences that are (I can only guess) unique to someone living abroad for the first time, and soul searching type issues that are common to young adults. I've already mentioned how I sympathize with moving out and searching for lodging, and with the exception of the main character's trouble getting along with landlords I find that pretty standard. The biggest issue Marj runs into during her time in Vienna is obvious to me, it's substance abuse. While her casual drug use seems to have given her perspective, influenced her social circle, and allowed her to relax more, it also played a role in just about every obstacle and trouble she runs into. During her stay she encounters problems with money, authority, her own self image and identity, along with how she relates to her home back in Tehran; even when not specifically stated, it's apparent that the money she spends on drugs, how it affects those she lives and works around, and how it influences her detachment from home has a lasting affect.</text:span></text:p>
      <text:p text:style-name="P1"/>
      <text:p text:style-name="P1"><text:tab/><text:span text:style-name="T2">I think the best example of post-travels Marj is how she interacts with her religion, and through it the community she has returned to. The scene where Marj stands up to confront stricter dress rules and how it affects her as an artists shows that she hasn't lost her original drive that we see early in the book, but has also gained a lot of independence, and has lost some part of her that was described best by the intention of being a prophet as a child.</text:span></text:p>
      <text:p text:style-name="P1"/>
      <text:p text:style-name="P1"><text:tab/><text:span text:style-name="T2">I believe that Marj is happier (better off?) in Tehran. There really is no place like home, and even though hers has changed dramatically, we watch as the story concludes with our main character returning to the notion set out early in the story: one must educate oneself. Happier or not, I think that gets at the core of her internal drive, and a lesson she wishes to convey in </text:span><text:span text:style-name="T3">Persepolis</text:span><text:span text:style-name="T4">, and I view that as a good th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1:19:22.298814144</meta:creation-date>
    <dc:date>2016-09-20T11:58:56.559583970</dc:date>
    <meta:editing-duration>PT24M23S</meta:editing-duration>
    <meta:editing-cycles>5</meta:editing-cycles>
    <meta:generator>LibreOffice/5.2.1.2$Linux_X86_64 LibreOffice_project/20m0$Build-2</meta:generator>
    <meta:document-statistic meta:table-count="0" meta:image-count="0" meta:object-count="0" meta:page-count="1" meta:paragraph-count="6" meta:word-count="352" meta:character-count="1969" meta:non-whitespace-character-count="1620"/>
  </office:meta>
</office:document-meta>
</file>